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9000000B199618E18096022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4.316cm" draw:z-index="0"><draw:image xlink:href="Pictures/10000201000002B9000000B199618E18096022A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1:47:08.578347400</meta:creation-date>
    <dc:date>2020-05-28T11:47:40.374268894</dc:date>
    <meta:editing-duration>PT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